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Black" style:font-name-asian="Arial Black" style:font-name-complex="Arial Black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81516666666667cm"/>
    </style:style>
    <style:style style:name="co2" style:family="table-column">
      <style:table-column-properties fo:break-before="auto" style:column-width="4.59316666666667cm" style:use-optimal-column-width="true"/>
    </style:style>
    <style:style style:name="co3" style:family="table-column">
      <style:table-column-properties fo:break-before="auto" style:column-width="3.048cm" style:use-optimal-column-width="true"/>
    </style:style>
    <style:style style:name="co4" style:family="table-column">
      <style:table-column-properties fo:break-before="auto" style:column-width="8.720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25.0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Level Reached</text:p>
          </table:table-cell>
          <table:table-cell office:value-type="string" table:style-name="ce2">
            <text:p>Outcome</text:p>
          </table:table-cell>
          <table:table-cell office:value-type="string" table:style-name="ce2">
            <text:p>Comments</text:p>
          </table:table-cell>
          <table:table-cell table:style-name="ce1">
            <draw:frame draw:z-index="1" draw:id="id0" draw:style-name="a0" draw:name="Chart 1" svg:x="0.01667in" svg:y="0.00833in" svg:width="7.925in" svg:height="4.741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3">
            <text:p>Thu 0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Fri 0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irst end of the line. There will be more, be ready.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at 0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Sun 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his is not the end of the line. Not now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on 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esus Christ these weren't good day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ue 0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Wed 0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Thu 0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Fri 0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Sat 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t's make this one a win, shall we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un 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Mon 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Tue 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Wed 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Thu 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Fri 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Sat 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Sun 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on 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Tue 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Wed 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Thu 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ri 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Sat 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Sun 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on 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Tue 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Wed 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Thu 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ri 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2" table:style-name="ro2">
          <table:table-cell table:style-name="ce4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Not bad kid, you built a good one, it's neat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Also, let's make this a win, shall we?</text:p>
          </table:table-cell>
          <table:table-cell table:number-columns-repeated="16380"/>
        </table:table-row>
        <table:table-row table:number-rows-repeated="1048541" table:style-name="ro2">
          <table:table-cell table:number-columns-repeated="16384"/>
        </table:table-row>
      </table:table>
      <table:database-ranges>
        <table:database-range table:target-range-address="Sheet1.A1:Sheet1.D3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Andry Ambinintsoa</meta:initial-creator>
    <dc:creator>Andry Ambinintsoa</dc:creator>
    <meta:creation-date>2021-04-01T15:52:29Z</meta:creation-date>
    <dc:date>2021-04-11T13:56:50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use-zero"/>
      <style:graphic-properties draw:fill="solid" draw:fill-color="#ffc00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41.4002362204724pt" svg:width="570.6pt" chart:style-name="Crt0">
        <chart:title chart:style-name="CT00">
          <text:p text:style-name="a0" text:class-names="" text:cond-style-name="">Prod. Level Chart<text:s text:c="1"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2:.$A$31"/>
          </chart:axis>
          <chart:series chart:label-cell-address="Sheet1.$B$1" chart:values-cell-range-address="Sheet1.$B$2:.$B$31" chart:class="chart:line" chart:attached-axis="primary-y" chart:style-name="G0S0">
            <chart:data-point chart:repeated="30"/>
          </chart:series>
          <chart:series chart:label-cell-address="Sheet1.$C$1" chart:values-cell-range-address="Sheet1.$C$2:.$C$31" chart:class="chart:line" chart:attached-axis="primary-y" chart:style-name="G0S1">
            <chart:data-point chart:repeated="3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